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375in" table:align="left"/>
    </style:style>
    <style:style style:name="Table1.A" style:family="table-column">
      <style:table-column-properties style:column-width="2.93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9375in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officeooo:rsid="0001fca8" officeooo:paragraph-rsid="0001fca8"/>
    </style:style>
    <style:style style:name="P2" style:family="paragraph" style:parent-style-name="Standard">
      <style:text-properties officeooo:rsid="000266f4" officeooo:paragraph-rsid="000266f4"/>
    </style:style>
    <style:style style:name="P3" style:family="paragraph" style:parent-style-name="Standard" style:list-style-name="L1">
      <style:text-properties officeooo:rsid="000266f4" officeooo:paragraph-rsid="000266f4"/>
    </style:style>
    <style:style style:name="P4" style:family="paragraph" style:parent-style-name="Standard">
      <style:text-properties style:font-name="FreeSans" officeooo:rsid="0001fca8" officeooo:paragraph-rsid="0001fca8"/>
    </style:style>
    <style:style style:name="P5" style:family="paragraph" style:parent-style-name="Standard">
      <style:text-properties style:font-name="FreeSans" fo:font-weight="bold" officeooo:rsid="000266f4" officeooo:paragraph-rsid="000266f4" style:font-weight-asian="bold" style:font-weight-complex="bold"/>
    </style:style>
    <style:style style:name="P6" style:family="paragraph" style:parent-style-name="Standard">
      <style:text-properties fo:font-weight="bold" officeooo:rsid="0001fca8" officeooo:paragraph-rsid="0001fca8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 Do List</text:p>
      <text:p text:style-name="P1"/>
      <text:p text:style-name="P2">All files need </text:p>
      <text:list xml:id="list1920068932" text:style-name="L1">
        <text:list-item>
          <text:p text:style-name="P3">spelling and grammar checks</text:p>
        </text:list-item>
        <text:list-item>
          <text:p text:style-name="P3">proof reading</text:p>
        </text:list-item>
        <text:list-item>
          <text:p text:style-name="P3">general math checking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File</text:p>
          </table:table-cell>
          <table:table-cell table:style-name="Table1.A1" office:value-type="string">
            <text:p text:style-name="P5">Status</text:p>
          </table:table-cell>
          <table:table-cell office:value-type="string">
            <text:p text:style-name="P5">Notes</text:p>
          </table:table-cell>
        </table:table-row>
        <table:table-row>
          <table:table-cell table:style-name="Table1.A1" office:value-type="string">
            <text:p text:style-name="P4">Introduction.qm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1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SMNA_example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SMNA_example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Elliptic-function-VCVS-LPF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heory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hevenin equivalent circuit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4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Code-validation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index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Preface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_quarto.yml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Bibliography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references.bi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wo port parameters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Example-problems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Chapter-E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Chapter-D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Appendices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wo amplifier RIAA Phono Preamp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Appendix_1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0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9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8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7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6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5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3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2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3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2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.ipynb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_quarto OLD.yml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Part-C.qmd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phono stylus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wo amplifier RIAA Phone Preamp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3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2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1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0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8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3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5w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9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7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6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5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4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2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test_1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Sch_Two_port_circuit_BPF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sch_pi_atten_10dB_50ohm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cover.jp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problem_11-25.PNG</text:p>
          </table:table-cell>
          <table:table-cell table:style-name="Table1.A1" office:value-type="string">
            <text:p text:style-name="P4"/>
          </table:table-cell>
          <table:table-cell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1:53:34.463206069</meta:creation-date>
    <dc:date>2024-01-02T11:59:45.937730803</dc:date>
    <meta:editing-duration>PT6M11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62" meta:word-count="89" meta:character-count="905" meta:non-whitespace-character-count="880"/>
  </office:meta>
</office:document-meta>
</file>